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/>
      <style:text-properties officeooo:paragraph-rsid="00120e21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officeooo:rsid="00093065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/>
      <style:text-properties fo:font-weight="normal" officeooo:rsid="00093065" officeooo:paragraph-rsid="00093065" style:font-weight-asian="normal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color="#222222" style:font-name="Helvetica" fo:font-size="10.5pt" fo:font-weight="bold" style:font-name-asian="Times New Roman" style:font-size-asian="10.5pt" style:font-weight-asian="bold" style:font-name-complex="Times New Roman" style:font-size-complex="10.5pt"/>
    </style:style>
    <style:style style:name="T3" style:family="text">
      <style:text-properties fo:color="#222222" style:font-name="Helvetica" fo:font-size="14pt" fo:font-weight="bold" officeooo:rsid="00093065" style:font-name-asian="Times New Roman" style:font-size-asian="14pt" style:font-weight-asian="bold" style:font-name-complex="Times New Roman" style:font-size-complex="14pt"/>
    </style:style>
    <style:style style:name="T4" style:family="text">
      <style:text-properties fo:color="#222222" style:font-name="Helvetica" fo:font-size="14pt" style:font-name-asian="Times New Roman" style:font-size-asian="14pt" style:font-name-complex="Times New Roman" style:font-size-complex="14pt"/>
    </style:style>
    <style:style style:name="T5" style:family="text">
      <style:text-properties fo:color="#222222" style:font-name="Helvetica" fo:font-size="14pt" officeooo:rsid="000ad635" style:font-name-asian="Times New Roman" style:font-size-asian="14pt" style:font-name-complex="Times New Roman" style:font-size-complex="14pt"/>
    </style:style>
    <style:style style:name="T6" style:family="text">
      <style:text-properties fo:color="#222222" style:font-name="Helvetica" fo:font-size="14pt" officeooo:rsid="00093065" style:font-name-asian="Times New Roman" style:font-size-asian="14pt" style:font-name-complex="Times New Roman" style:font-size-complex="14pt"/>
    </style:style>
    <style:style style:name="T7" style:family="text">
      <style:text-properties fo:color="#222222" style:font-name="Helvetica" fo:font-size="14pt" officeooo:rsid="000df693" style:font-name-asian="Times New Roman" style:font-size-asian="14pt" style:font-name-complex="Times New Roman" style:font-size-complex="14pt"/>
    </style:style>
    <style:style style:name="T8" style:family="text">
      <style:text-properties fo:color="#222222" style:font-name="Helvetica" fo:font-size="14pt" officeooo:rsid="000ea8df" style:font-name-asian="Times New Roman" style:font-size-asian="14pt" style:font-name-complex="Times New Roman" style:font-size-complex="14pt"/>
    </style:style>
    <style:style style:name="T9" style:family="text">
      <style:text-properties fo:color="#222222" style:font-name="Helvetica" fo:font-size="14pt" officeooo:rsid="000f7ddd" style:font-name-asian="Times New Roman" style:font-size-asian="14pt" style:font-name-complex="Times New Roman" style:font-size-complex="14pt"/>
    </style:style>
    <style:style style:name="T10" style:family="text">
      <style:text-properties fo:color="#222222" style:font-name="Helvetica" fo:font-size="14pt" officeooo:rsid="00116b95" style:font-name-asian="Times New Roman" style:font-size-asian="14pt" style:font-name-complex="Times New Roman" style:font-size-complex="14pt"/>
    </style:style>
    <style:style style:name="T11" style:family="text">
      <style:text-properties fo:color="#222222" style:font-name="Helvetica" fo:font-size="14pt" fo:font-weight="normal" officeooo:rsid="00093065" style:font-name-asian="Times New Roman" style:font-size-asian="14pt" style:font-weight-asian="normal" style:font-name-complex="Times New Roman" style:font-size-complex="14pt" style:font-weight-complex="normal"/>
    </style:style>
    <style:style style:name="T12" style:family="text">
      <style:text-properties fo:color="#222222" style:font-name="Helvetica" fo:font-size="14pt" fo:font-weight="normal" officeooo:rsid="000cd3c5" style:font-name-asian="Times New Roman" style:font-size-asian="14pt" style:font-weight-asian="normal" style:font-name-complex="Times New Roman" style:font-size-complex="14pt" style:font-weight-complex="normal"/>
    </style:style>
    <style:style style:name="T13" style:family="text">
      <style:text-properties fo:color="#222222" style:font-name="Helvetica" fo:font-size="14pt" fo:font-weight="normal" officeooo:rsid="000ea8df" style:font-name-asian="Times New Roman" style:font-size-asian="14pt" style:font-weight-asian="normal" style:font-name-complex="Times New Roman" style:font-size-complex="14pt" style:font-weight-complex="normal"/>
    </style:style>
    <style:style style:name="T14" style:family="text">
      <style:text-properties fo:color="#222222" style:font-name="Helvetica" fo:font-size="14pt" fo:font-weight="normal" officeooo:rsid="000f7ddd" style:font-name-asian="Times New Roman" style:font-size-asian="14pt" style:font-weight-asian="normal" style:font-name-complex="Times New Roman" style:font-size-complex="14pt" style:font-weight-complex="normal"/>
    </style:style>
    <style:style style:name="T15" style:family="text">
      <style:text-properties fo:color="#222222" style:font-name="Helvetica" fo:font-size="14pt" fo:font-weight="normal" officeooo:rsid="00116b95" style:font-name-asian="Times New Roman" style:font-size-asian="14pt" style:font-weight-asian="normal" style:font-name-complex="Times New Roman" style:font-size-complex="14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20e21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6pt" fo:font-weight="bold" style:font-size-asian="16pt" style:font-weight-asian="bold" style:font-size-complex="16pt"/>
    </style:style>
    <style:style style:name="T20" style:family="text">
      <style:text-properties style:text-position="super 58%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ivisor Count of Odd Parity</text:span></text:p>
      <text:p text:style-name="P2"/>
      <text:p text:style-name="P1"><text:span text:style-name="T2">time limit per test: 1 second</text:span></text:p>
      <text:p text:style-name="P1"><text:span text:style-name="T2">memory limit per test: 250MB</text:span></text:p>
      <text:p text:style-name="P5"><text:span text:style-name="T2">input: standard input</text:span></text:p>
      <text:p text:style-name="P5"><text:span text:style-name="T2">output: standard output</text:span></text:p>
      <text:p text:style-name="P5"><text:span text:style-name="T2"/></text:p>
      <text:p text:style-name="P8"><text:span text:style-name="T3"/></text:p>
      <text:p text:style-name="P9"><text:span text:style-name="T4">Mr Opu wanted to be a doctor. </text:span><text:span text:style-name="T5">His dream was to operate on people and make them better. </text:span><text:span text:style-name="T4">Unfortunately, he is studying in </text:span><text:span text:style-name="T5">CUET CSE. Although he cannot operate on people, he can do operations on numbers. </text:span></text:p>
      <text:p text:style-name="P6"><text:span text:style-name="T3"/></text:p>
      <text:p text:style-name="P7"><text:span text:style-name="T11">R</text:span><text:span text:style-name="T12">ight now, he is doing an operation on N. He </text:span><text:span text:style-name="T13">likes numbers which are divisors of N having odd parity. </text:span><text:span text:style-name="T14">He wants to </text:span><text:span text:style-name="T15">count the number of divisor having odd parity.</text:span><text:span text:style-name="T16"> </text:span><text:span text:style-name="T17">But he does not know how to do it. </text:span><text:span text:style-name="T16">Help him.</text:span></text:p>
      <text:p text:style-name="P7"><text:span text:style-name="T16"/></text:p>
      <text:p text:style-name="Standard"><text:span text:style-name="T16">The numbers of 1 in the binary representation of a number is called parity.</text:span></text:p>
      <text:p text:style-name="Standard"><text:span text:style-name="T16">Binary representation of 7 is 00000111 which has 3 ones means 7 has odd parity. Similarly 15(00001111) has even parity. </text:span><text:bookmark text:name="_GoBack"/></text:p>
      <text:p text:style-name="P3"/>
      <text:p text:style-name="Standard"><text:span text:style-name="T19">Input</text:span></text:p>
      <text:p text:style-name="Standard"><text:span text:style-name="T16">The first line contains one integers N (0 &lt; N &lt; 12X10</text:span><text:span text:style-name="T20">12</text:span><text:span text:style-name="T16">).</text:span></text:p>
      <text:p text:style-name="Standard"><text:span text:style-name="T19">Output</text:span></text:p>
      <text:p text:style-name="Standard"><text:span text:style-name="T16">In a single line print one integer- </text:span><text:span text:style-name="T17">Number of divisors having odd parity.</text:span><text:span text:style-name="T16"> <text:s/></text:span></text:p>
      <text:p text:style-name="P3"/>
      <text:p text:style-name="P3"/>
      <text:p text:style-name="P3"/>
      <text:p text:style-name="Standard"><text:span text:style-name="T18">Examples</text:span></text:p>
      <text:p text:style-name="Standard"><text:span text:style-name="T18">Input</text:span></text:p>
      <text:p text:style-name="Standard"><text:soft-page-break/><text:span text:style-name="T16">500</text:span></text:p>
      <text:p text:style-name="P4"/>
      <text:p text:style-name="Standard"><text:span text:style-name="T18">Output</text:span></text:p>
      <text:p text:style-name="Standard"><text:span text:style-name="T16">6</text:span></text:p>
      <text:p text:style-name="Standard"><text:span text:style-name="T19">Note</text:span></text:p>
      <text:p text:style-name="Standard"><text:span text:style-name="T16">Divisors of this Number: 1 2 4 5 10 20 25 50 100 125 250 500</text:span></text:p>
      <text:p text:style-name="Standard"><text:span text:style-name="T16">Divisors with odd parity: 1 2 4 100 50 25</text:span></text:p>
      <text:p text:style-name="Standard"><text:span text:style-name="T16">So output is 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HEDI HASAN</meta:initial-creator>
    <meta:editing-cycles>3</meta:editing-cycles>
    <meta:creation-date>2018-11-28T10:56:00</meta:creation-date>
    <dc:date>2018-11-30T20:36:31.436195261</dc:date>
    <meta:editing-duration>PT7S</meta:editing-duration>
    <meta:generator>LibreOffice/6.0.6.2$Linux_X86_64 LibreOffice_project/00m0$Build-2</meta:generator>
    <meta:document-statistic meta:table-count="0" meta:image-count="0" meta:object-count="0" meta:page-count="2" meta:paragraph-count="22" meta:word-count="198" meta:character-count="1014" meta:non-whitespace-character-count="8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